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of implementation</text:p>
      <text:p text:style-name="P2"/>
      <text:p text:style-name="P2">-load screen - done</text:p>
      <text:p text:style-name="P2">-synchronise start of game - done</text:p>
      <text:p text:style-name="P2">-wait for clients to catch up at each communication turn - done</text:p>
      <text:p text:style-name="P2"/>
      <text:p text:style-name="P2">-finish building queue</text:p>
      <text:p text:style-name="P2"><text:tab/>-make sure queue goes to multiple levels</text:p>
      <text:p text:style-name="P2"><text:tab/>-make sure the unit being built moves across the panel as it progresses </text:p>
      <text:p text:style-name="P2">-recalculate unit paths that collide with a newly built building </text:p>
      <text:p text:style-name="P2"/>
      <text:p text:style-name="P2">-implement unit on building attack</text:p>
      <text:p text:style-name="P2">-implement tower attack</text:p>
      <text:p text:style-name="P2"/>
      <text:p text:style-name="P2">-implement ranged attack </text:p>
      <text:p text:style-name="P2"/>
      <text:p text:style-name="P2">-implement resources </text:p>
      <text:p text:style-name="P2"><text:tab/>-show current resources</text:p>
      <text:p text:style-name="P2"><text:tab/>-allow the building of mines on gold</text:p>
      <text:p text:style-name="P2"><text:tab/>-increase resources depending on the number of mines and farms </text:p>
      <text:p text:style-name="P2"/>
      <text:p text:style-name="P2">-control of maps</text:p>
      <text:p text:style-name="P2"><text:tab/>-buildings are under the control of the owner of the map</text:p>
      <text:p text:style-name="P2"><text:tab/>-at the start of the game every players gets a map</text:p>
      <text:p text:style-name="P2"><text:tab/>-to take over a map destroy the palace </text:p>
      <text:p text:style-name="P2"><text:tab/>-when it's taken over the buildings become that players map</text:p>
      <text:p text:style-name="P2"><text:tab/>-the player that has the most soldiers in the map gets the map if in the same alliance as the <text:tab/>person destroying the palace</text:p>
      <text:p text:style-name="P2"><text:tab/><text:tab/>-if people from different alliances are attacking the palace then the alliance that took <text:tab/><text:tab/>the most hit points off the palace gets the map</text:p>
      <text:p text:style-name="P2"><text:tab/>-if an alliance controls all the maps in the game then they wi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1-04T21:33:06.55</meta:creation-date>
    <dc:date>2016-01-10T14:51:36.40</dc:date>
    <dc:creator>Harry Martin</dc:creator>
    <meta:editing-duration>PT6H55M3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97" meta:character-count="1131"/>
  </office:meta>
</office:document-meta>
</file>